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cccccc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family="Calibri" style:font-family-generic="swiss" style:font-pitch="variable" fo:font-size="32pt" style:font-size-asian="32pt" style:font-size-complex="32pt"/>
    </style:style>
    <style:style style:name="P3" style:family="paragraph">
      <style:text-properties fo:font-family="Calibri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4" style:family="paragraph"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style:text-properties style:text-line-through-style="solid" fo:font-size="24pt" fo:font-weight="bold" style:font-size-asian="24pt" style:font-weight-asian="bold" style:font-size-complex="24pt" style:font-weight-complex="bold"/>
    </style:style>
    <style:style style:name="T1" style:family="text">
      <style:text-properties fo:font-family="Calibri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style:text-line-through-style="solid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rect draw:style-name="gr1" draw:text-style-name="P1" draw:layer="layout" svg:width="22.5cm" svg:height="12.5cm" svg:x="3cm" svg:y="0.5cm">
          <text:p/>
        </draw:rect>
        <draw:frame draw:style-name="gr2" draw:text-style-name="P3" draw:layer="layout" svg:width="19.5cm" svg:height="1.631cm" svg:x="4.5cm" svg:y="1cm">
          <draw:text-box>
            <text:p text:style-name="P2"><text:span text:style-name="T1">Repeat: historic programming languages</text:span></text:p>
          </draw:text-box>
        </draw:frame>
        <draw:frame draw:style-name="gr2" draw:text-style-name="P4" draw:layer="layout" svg:width="9cm" svg:height="1.216cm" svg:x="6cm" svg:y="5.784cm">
          <draw:text-box>
            <text:p><text:span text:style-name="T2">Ada</text:span></text:p>
          </draw:text-box>
        </draw:frame>
        <draw:frame draw:style-name="gr2" draw:text-style-name="P5" draw:layer="layout" svg:width="9cm" svg:height="1.216cm" svg:x="13cm" svg:y="6.5cm">
          <draw:text-box>
            <text:p><text:span text:style-name="T3">Pascal</text:span></text:p>
          </draw:text-box>
        </draw:frame>
        <draw:frame draw:style-name="gr2" draw:text-style-name="P5" draw:layer="layout" svg:width="9cm" svg:height="1.216cm" svg:x="7.5cm" svg:y="7.784cm">
          <draw:text-box>
            <text:p><text:span text:style-name="T3">Prolog</text:span></text:p>
          </draw:text-box>
        </draw:frame>
        <draw:frame draw:style-name="gr2" draw:text-style-name="P4" draw:layer="layout" svg:width="9cm" svg:height="1.216cm" svg:x="12cm" svg:y="10cm">
          <draw:text-box>
            <text:p><text:span text:style-name="T2">Assembler</text:span></text:p>
          </draw:text-box>
        </draw:frame>
        <draw:frame draw:style-name="gr2" draw:text-style-name="P4" draw:layer="layout" svg:width="9cm" svg:height="1.216cm" svg:x="10.5cm" svg:y="4.284cm">
          <draw:text-box>
            <text:p><text:span text:style-name="T2">Cobol</text:span></text:p>
          </draw:text-box>
        </draw:frame>
        <draw:frame draw:style-name="gr2" draw:text-style-name="P4" draw:layer="layout" svg:width="9cm" svg:height="1.216cm" svg:x="17cm" svg:y="8.5cm">
          <draw:text-box>
            <text:p><text:span text:style-name="T2">Logo</text:span></text:p>
          </draw:text-box>
        </draw:frame>
        <draw:frame draw:style-name="gr2" draw:text-style-name="P4" draw:layer="layout" svg:width="9cm" svg:height="1.216cm" svg:x="16.1cm" svg:y="4.584cm">
          <draw:text-box>
            <text:p><text:span text:style-name="T2">BASIC</text:span></text:p>
          </draw:text-box>
        </draw:frame>
        <draw:frame draw:style-name="gr2" draw:text-style-name="P4" draw:layer="layout" svg:width="9cm" svg:height="1.216cm" svg:x="20.5cm" svg:y="6.784cm">
          <draw:text-box>
            <text:p><text:span text:style-name="T2">Algol</text:span></text:p>
          </draw:text-box>
        </draw:frame>
        <draw:frame draw:style-name="gr2" draw:text-style-name="P4" draw:layer="layout" svg:width="5cm" svg:height="1.216cm" svg:x="6cm" svg:y="9.784cm">
          <draw:text-box>
            <text:p><text:span text:style-name="T2">LISP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3-02T12:44:08.67</meta:creation-date>
    <meta:editing-duration>PT31M35S</meta:editing-duration>
    <meta:editing-cycles>4</meta:editing-cycles>
    <dc:date>2012-03-30T09:12:09.23</dc:date>
    <meta:generator>OpenOffice.org/3.3$Win32 OpenOffice.org_project/330m20$Build-9567</meta:generator>
    <meta:document-statistic meta:object-count="34"/>
  </office:meta>
</office:document-meta>
</file>